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1.58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3">
            <text:p>Plantilla: Gestionar la Calidad (Manage Quality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4">
            <text:p>Auditoría</text:p>
          </table:table-cell>
          <table:table-cell office:value-type="string" table:style-name="ce4">
            <text:p>Hallazgos</text:p>
          </table:table-cell>
          <table:table-cell office:value-type="string" table:style-name="ce4">
            <text:p>Causa raíz</text:p>
          </table:table-cell>
          <table:table-cell office:value-type="string" table:style-name="ce4">
            <text:p>Acciones correctivas</text:p>
          </table:table-cell>
          <table:table-cell office:value-type="string" table:style-name="ce4">
            <text:p>Responsable</text:p>
          </table:table-cell>
          <table:table-cell office:value-type="string" table:style-name="ce4">
            <text:p>Fecha de implementación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Auditoría de seguridad en la comunicación API-App Móvil<text:s/></text:p>
          </table:table-cell>
          <table:table-cell office:value-type="string" table:style-name="ce1">
            <text:p>Las credenciales del usuario se transmiten sin cifrar (HTTP en lugar de HTTPS)</text:p>
          </table:table-cell>
          <table:table-cell office:value-type="string" table:style-name="ce1">
            <text:p>Enfoque prioritario en la funcionalidad básica durante los primeros Sprints, subestimando los riesgos de seguridad</text:p>
          </table:table-cell>
          <table:table-cell office:value-type="string" table:style-name="ce1">
            <text:p>1.Migrar todo el backend y endpoints de API a HTTPS mediante un certificado SSL/TLS.<text:s text:c="2"/></text:p>
          </table:table-cell>
          <table:table-cell office:value-type="string" table:style-name="ce1">
            <text:p>Director del Proyecto (Nasratullah Jabarkhil) y el equipo de desarrollo (Diego Santos, Anderson)</text:p>
          </table:table-cell>
          <table:table-cell office:value-type="date" office:date-value="2025-11-24T00:00:00" table:style-name="ce2">
            <text:p>24/11/2025</text:p>
          </table:table-cell>
          <table:table-cell table:number-columns-repeated="16378"/>
        </table:table-row>
        <table:table-row table:style-name="ro3">
          <table:table-cell table:number-columns-repeated="3" table:style-name="ce1"/>
          <table:table-cell office:value-type="string" table:style-name="ce1">
            <text:p>2. Implementar un sistema de autenticación basado en tokens para que cada usuario acceda únicamente a sus datos.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3. Realizar una nueva auditoría de seguridad tras la implementación</text:p>
          </table:table-cell>
          <table:table-cell table:number-columns-repeated="16380" table:style-name="ce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Diego Santos Muñoz</meta:initial-creator>
    <dc:creator>Diego Santos Muñoz</dc:creator>
    <meta:creation-date>2025-11-24T11:36:27Z</meta:creation-date>
    <dc:date>2025-11-24T12:06:58Z</dc:date>
    <meta:editing-duration>PT0S</meta:editing-duration>
  </office:meta>
</office:document-meta>
</file>